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2.1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13in" svg:height="3.5453in" svg:x="4.9909in" svg:y="0in">
            <draw:object draw:notify-on-update-of-ranges="Sheet1.A1:Sheet1.A1 Sheet1.A2:Sheet1.A16 Sheet1.B1:Sheet1.B1 Sheet1.B2:Sheet1.B16 Sheet1.A1:Sheet1.A1 Sheet1.A2:Sheet1.A16 Sheet1.C1:Sheet1.C1 Sheet1.C2:Sheet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Parall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12348076923077" calcext:value-type="float">
            <text:p>0.002123480769231</text:p>
          </table:table-cell>
          <table:table-cell office:value-type="float" office:value="0.00420261538461539" calcext:value-type="float">
            <text:p>0.0042026153846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21597222222222" calcext:value-type="float">
            <text:p>0.002215972222222</text:p>
          </table:table-cell>
          <table:table-cell office:value-type="float" office:value="0.00353763888888889" calcext:value-type="float">
            <text:p>0.0035376388888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2225265625" calcext:value-type="float">
            <text:p>0.002225265625</text:p>
          </table:table-cell>
          <table:table-cell office:value-type="float" office:value="0.004663453125" calcext:value-type="float">
            <text:p>0.0046634531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36075" calcext:value-type="float">
            <text:p>0.00236075</text:p>
          </table:table-cell>
          <table:table-cell office:value-type="float" office:value="0.00412625" calcext:value-type="float">
            <text:p>0.004126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240506666666667" calcext:value-type="float">
            <text:p>0.002405066666667</text:p>
          </table:table-cell>
          <table:table-cell office:value-type="float" office:value="0.0043562" calcext:value-type="float">
            <text:p>0.00435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234690625" calcext:value-type="float">
            <text:p>0.00234690625</text:p>
          </table:table-cell>
          <table:table-cell office:value-type="float" office:value="0.00413034375" calcext:value-type="float">
            <text:p>0.004130343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223539285714286" calcext:value-type="float">
            <text:p>0.002235392857143</text:p>
          </table:table-cell>
          <table:table-cell office:value-type="float" office:value="0.00374839285714286" calcext:value-type="float">
            <text:p>0.0037483928571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2140725" calcext:value-type="float">
            <text:p>0.002140725</text:p>
          </table:table-cell>
          <table:table-cell office:value-type="float" office:value="0.00395185" calcext:value-type="float">
            <text:p>0.003951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234161363636364" calcext:value-type="float">
            <text:p>0.002341613636364</text:p>
          </table:table-cell>
          <table:table-cell office:value-type="float" office:value="0.00409279545454545" calcext:value-type="float">
            <text:p>0.0040927954545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199295833333333" calcext:value-type="float">
            <text:p>0.001992958333333</text:p>
          </table:table-cell>
          <table:table-cell office:value-type="float" office:value="0.00351854166666667" calcext:value-type="float">
            <text:p>0.003518541666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205575" calcext:value-type="float">
            <text:p>0.00205575</text:p>
          </table:table-cell>
          <table:table-cell office:value-type="float" office:value="0.0036765" calcext:value-type="float">
            <text:p>0.00367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235808928571429" calcext:value-type="float">
            <text:p>0.002358089285714</text:p>
          </table:table-cell>
          <table:table-cell office:value-type="float" office:value="0.00454525" calcext:value-type="float">
            <text:p>0.004545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197908333333333" calcext:value-type="float">
            <text:p>0.001979083333333</text:p>
          </table:table-cell>
          <table:table-cell office:value-type="float" office:value="0.00358758333333333" calcext:value-type="float">
            <text:p>0.0035875833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95475" calcext:value-type="float">
            <text:p>0.00195475</text:p>
          </table:table-cell>
          <table:table-cell office:value-type="float" office:value="0.0038086875" calcext:value-type="float">
            <text:p>0.00380868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22086875" calcext:value-type="float">
            <text:p>0.0022086875</text:p>
          </table:table-cell>
          <table:table-cell office:value-type="float" office:value="0.00427591666666667" calcext:value-type="float">
            <text:p>0.004275916666667</text:p>
          </table:table-cell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28T03:42:31.876929402</meta:creation-date>
    <dc:date>2020-09-28T04:06:29.436600969</dc:date>
    <meta:editing-duration>PT3M47S</meta:editing-duration>
    <meta:editing-cycles>1</meta:editing-cycles>
    <meta:document-statistic meta:table-count="1" meta:cell-count="48" meta:object-count="1"/>
    <meta:generator>LibreOffice/7.0.1.2$Linux_X86_64 LibreOffice_project/88a63c56098013eb4038e11ebe7c8c0daab09aa8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1cm" svg:height="9.006cm" xlink:href=".." xlink:type="simple" chart:class="chart:scatter" chart:style-name="ch1">
        <chart:title svg:x="2.982cm" svg:y="0.316cm" chart:style-name="ch2">
          <text:p>Time to send 10 files from server to client</text:p>
        </chart:title>
        <chart:legend chart:legend-position="end" svg:x="13.023cm" svg:y="3.955cm" style:legend-expansion="high" chart:style-name="ch3"/>
        <chart:plot-area chart:style-name="ch4" table:cell-range-address="Sheet1.A1:Sheet1.C16" chart:data-source-has-labels="row" svg:x="1.33cm" svg:y="1.275cm" svg:width="11.374cm" svg:height="6.57cm">
          <chart:coordinate-region svg:x="2.613cm" svg:y="1.474cm" svg:width="9.904cm" svg:height="5.724cm"/>
          <chart:axis chart:dimension="x" chart:name="primary-x" chart:style-name="ch5">
            <chart:title svg:x="6.073cm" svg:y="8.025cm" chart:style-name="ch6">
              <text:p>Num Clients</text:p>
            </chart:title>
          </chart:axis>
          <chart:axis chart:dimension="y" chart:name="primary-y" chart:style-name="ch5">
            <chart:title svg:x="0.451cm" svg:y="5.557cm" chart:style-name="ch7">
              <text:p>Milli seconds</text:p>
            </chart:title>
            <chart:grid chart:style-name="ch8" chart:class="major"/>
          </chart:axis>
          <chart:series chart:style-name="ch9" chart:values-cell-range-address="Sheet1.B2:Sheet1.B16" chart:label-cell-address="Sheet1.B1:Sheet1.B1" chart:class="chart:scatter">
            <chart:domain table:cell-range-address="Sheet1.A2:Sheet1.A16"/>
            <chart:data-point chart:repeated="15"/>
          </chart:series>
          <chart:series chart:style-name="ch10" chart:values-cell-range-address="Sheet1.C2:Sheet1.C16" chart:label-cell-address="Sheet1.C1:Sheet1.C1" chart:class="chart:scatte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uential</text:p>
                <draw:g>
                  <svg:desc>Sheet1.B1:Sheet1.B1</svg:desc>
                </draw:g>
              </table:table-cell>
              <table:table-cell office:value-type="string">
                <text:p>Paralle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2:Sheet1.A16</svg:desc>
                </draw:g>
              </table:table-cell>
              <table:table-cell office:value-type="float" office:value="0.00212348076923077">
                <text:p>0.00212348076923077</text:p>
                <draw:g>
                  <svg:desc>Sheet1.B2:Sheet1.B16</svg:desc>
                </draw:g>
              </table:table-cell>
              <table:table-cell office:value-type="float" office:value="0.00420261538461539">
                <text:p>0.00420261538461539</text:p>
                <draw:g>
                  <svg:desc>Sheet1.C2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00221597222222222">
                <text:p>0.00221597222222222</text:p>
              </table:table-cell>
              <table:table-cell office:value-type="float" office:value="0.00353763888888889">
                <text:p>0.00353763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02225265625">
                <text:p>0.002225265625</text:p>
              </table:table-cell>
              <table:table-cell office:value-type="float" office:value="0.004663453125">
                <text:p>0.00466345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236075">
                <text:p>0.00236075</text:p>
              </table:table-cell>
              <table:table-cell office:value-type="float" office:value="0.00412625">
                <text:p>0.00412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0.00240506666666667">
                <text:p>0.00240506666666667</text:p>
              </table:table-cell>
              <table:table-cell office:value-type="float" office:value="0.0043562">
                <text:p>0.00435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0.00234690625">
                <text:p>0.00234690625</text:p>
              </table:table-cell>
              <table:table-cell office:value-type="float" office:value="0.00413034375">
                <text:p>0.0041303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00223539285714286">
                <text:p>0.00223539285714286</text:p>
              </table:table-cell>
              <table:table-cell office:value-type="float" office:value="0.00374839285714286">
                <text:p>0.00374839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0.002140725">
                <text:p>0.002140725</text:p>
              </table:table-cell>
              <table:table-cell office:value-type="float" office:value="0.00395185">
                <text:p>0.00395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0234161363636364">
                <text:p>0.00234161363636364</text:p>
              </table:table-cell>
              <table:table-cell office:value-type="float" office:value="0.00409279545454545">
                <text:p>0.00409279545454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0.00199295833333333">
                <text:p>0.00199295833333333</text:p>
              </table:table-cell>
              <table:table-cell office:value-type="float" office:value="0.00351854166666667">
                <text:p>0.003518541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0.00205575">
                <text:p>0.00205575</text:p>
              </table:table-cell>
              <table:table-cell office:value-type="float" office:value="0.0036765">
                <text:p>0.00367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0.00235808928571429">
                <text:p>0.00235808928571429</text:p>
              </table:table-cell>
              <table:table-cell office:value-type="float" office:value="0.00454525">
                <text:p>0.00454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0.00197908333333333">
                <text:p>0.00197908333333333</text:p>
              </table:table-cell>
              <table:table-cell office:value-type="float" office:value="0.00358758333333333">
                <text:p>0.00358758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0.00195475">
                <text:p>0.00195475</text:p>
              </table:table-cell>
              <table:table-cell office:value-type="float" office:value="0.0038086875">
                <text:p>0.003808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0.0022086875">
                <text:p>0.0022086875</text:p>
              </table:table-cell>
              <table:table-cell office:value-type="float" office:value="0.00427591666666667">
                <text:p>0.00427591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1.2$Linux_X86_64 LibreOffice_project/88a63c56098013eb4038e11ebe7c8c0daab09aa8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